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OpenSymbol" svg:font-family="OpenSymbo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7" style:family="paragraph" style:parent-style-name="Text_20_body">
      <style:text-properties officeooo:rsid="00024aea" officeooo:paragraph-rsid="00024aea"/>
    </style:style>
    <style:style style:name="P8" style:family="paragraph" style:parent-style-name="Text_20_body">
      <style:text-properties fo:font-style="normal" officeooo:rsid="00024aea" officeooo:paragraph-rsid="00024aea" style:font-style-asian="normal" style:font-style-complex="normal"/>
    </style:style>
    <style:style style:name="P9" style:family="paragraph" style:parent-style-name="Text_20_body">
      <style:text-properties officeooo:rsid="00028f21" officeooo:paragraph-rsid="00028f21"/>
    </style:style>
    <style:style style:name="P10" style:family="paragraph" style:parent-style-name="Preformatted_20_Text">
      <style:text-properties fo:font-weight="bold" style:font-weight-asian="bold" style:font-weight-complex="bold"/>
    </style:style>
    <style:style style:name="P11" style:family="paragraph" style:parent-style-name="Preformatted_20_Text">
      <style:text-properties fo:font-weight="bold" officeooo:paragraph-rsid="00028f21" style:font-weight-asian="bold" style:font-weight-complex="bold"/>
    </style:style>
    <style:style style:name="P12" style:family="paragraph" style:parent-style-name="Preformatted_20_Text">
      <style:text-properties officeooo:paragraph-rsid="00028f21"/>
    </style:style>
    <style:style style:name="P13" style:family="paragraph" style:parent-style-name="Heading_20_1" style:list-style-name="" style:master-page-name="Standard">
      <style:paragraph-properties fo:text-align="center" style:justify-single-word="false" style:page-number="auto"/>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fo:font-style="normal" officeooo:rsid="0002c7fe" officeooo:paragraph-rsid="0002c7fe" style:font-style-asian="normal" style:font-style-complex="normal"/>
    </style:style>
    <style:style style:name="P16" style:family="paragraph" style:parent-style-name="Text_20_body">
      <style:text-properties fo:font-style="normal" officeooo:rsid="0002cfb1" officeooo:paragraph-rsid="0002cfb1" style:font-style-asian="normal" style:font-style-complex="normal"/>
    </style:style>
    <style:style style:name="P17" style:family="paragraph" style:parent-style-name="Text_20_body" style:list-style-name="L1">
      <style:text-properties fo:font-style="normal" officeooo:rsid="0002cfb1" officeooo:paragraph-rsid="0002cfb1" style:font-style-asian="normal" style:font-style-complex="normal"/>
    </style:style>
    <style:style style:name="P18" style:family="paragraph" style:parent-style-name="Text_20_body" style:list-style-name="L1">
      <style:text-properties fo:font-style="normal" officeooo:rsid="00035f6c" officeooo:paragraph-rsid="00035f6c" style:font-style-asian="normal" style:font-style-complex="normal"/>
    </style:style>
    <style:style style:name="P19" style:family="paragraph" style:parent-style-name="Text_20_body">
      <style:text-properties fo:font-style="normal" officeooo:rsid="00035f6c" officeooo:paragraph-rsid="00035f6c" style:font-style-asian="normal" style:font-style-complex="normal"/>
    </style:style>
    <style:style style:name="P20" style:family="paragraph" style:parent-style-name="Text_20_body" style:list-style-name="L1">
      <style:text-properties officeooo:rsid="0002cfb1" officeooo:paragraph-rsid="0002cfb1"/>
    </style:style>
    <style:style style:name="P21" style:family="paragraph" style:parent-style-name="Text_20_body">
      <style:text-properties officeooo:rsid="00035f6c" officeooo:paragraph-rsid="00035f6c"/>
    </style:style>
    <style:style style:name="P22" style:family="paragraph" style:parent-style-name="Text_20_body">
      <style:text-properties officeooo:rsid="00035f6c" officeooo:paragraph-rsid="000441f2"/>
    </style:style>
    <style:style style:name="P23" style:family="paragraph" style:parent-style-name="Preformatted_20_Text">
      <style:text-properties fo:font-weight="bold" officeooo:rsid="00028f21" officeooo:paragraph-rsid="00028f21" style:font-weight-asian="bold" style:font-weight-complex="bold"/>
    </style:style>
    <style:style style:name="P24" style:family="paragraph" style:parent-style-name="Preformatted_20_Text">
      <style:text-properties officeooo:rsid="00028f21" officeooo:paragraph-rsid="00028f21"/>
    </style:style>
    <style:style style:name="P25" style:family="paragraph" style:parent-style-name="Preformatted_20_Text">
      <style:text-properties fo:font-style="normal" fo:font-weight="bold" style:font-style-asian="normal" style:font-weight-asian="bold" style:font-style-complex="normal" style:font-weight-complex="bold"/>
    </style:style>
    <style:style style:name="P26" style:family="paragraph" style:parent-style-name="Preformatted_20_Text">
      <style:text-properties fo:font-style="normal" style:font-style-asian="normal" style:font-style-complex="normal"/>
    </style:style>
    <style:style style:name="T1" style:family="text">
      <style:text-properties officeooo:rsid="00024aea"/>
    </style:style>
    <style:style style:name="T2" style:family="text">
      <style:text-properties fo:font-style="italic" style:font-style-asian="italic" style:font-style-complex="italic"/>
    </style:style>
    <style:style style:name="T3" style:family="text">
      <style:text-properties fo:font-style="italic" officeooo:rsid="00024aea" style:font-style-asian="italic" style:font-style-complex="italic"/>
    </style:style>
    <style:style style:name="T4" style:family="text">
      <style:text-properties fo:font-style="italic" officeooo:rsid="00028f21" style:font-style-asian="italic" style:font-style-complex="italic"/>
    </style:style>
    <style:style style:name="T5" style:family="text">
      <style:text-properties fo:font-style="italic" officeooo:rsid="00033da8"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24aea" style:font-style-asian="normal" style:font-style-complex="normal"/>
    </style:style>
    <style:style style:name="T8" style:family="text">
      <style:text-properties fo:font-style="normal" officeooo:rsid="00028f21" style:font-style-asian="normal" style:font-style-complex="normal"/>
    </style:style>
    <style:style style:name="T9" style:family="text">
      <style:text-properties fo:font-style="normal" officeooo:rsid="0002c7fe" style:font-style-asian="normal" style:font-style-complex="normal"/>
    </style:style>
    <style:style style:name="T10" style:family="text">
      <style:text-properties fo:font-style="normal" officeooo:rsid="00035f6c" style:font-style-asian="normal" style:font-style-complex="normal"/>
    </style:style>
    <style:style style:name="T11" style:family="text">
      <style:text-properties fo:font-style="normal" fo:font-weight="normal" officeooo:rsid="00024aea" style:font-style-asian="normal" style:font-weight-asian="normal" style:font-style-complex="normal" style:font-weight-complex="normal"/>
    </style:style>
    <style:style style:name="T12" style:family="text">
      <style:text-properties officeooo:rsid="00028f21"/>
    </style:style>
    <style:style style:name="T13" style:family="text">
      <style:text-properties officeooo:rsid="00033da8"/>
    </style:style>
    <style:style style:name="T14" style:family="text">
      <style:text-properties style:text-position="super 58%" fo:font-style="normal" style:font-style-asian="normal" style:font-style-complex="normal"/>
    </style:style>
    <style:style style:name="T15" style:family="text">
      <style:text-properties style:text-position="0% 100%" fo:font-style="normal" style:font-style-asian="normal" style:font-style-complex="normal"/>
    </style:style>
    <style:style style:name="T16" style:family="text">
      <style:text-properties style:text-position="0% 100%" fo:font-style="normal" officeooo:rsid="000441f2" style:font-style-asian="normal" style:font-style-complex="normal"/>
    </style:style>
    <style:style style:name="T17" style:family="text">
      <style:text-properties style:text-position="0% 100%" fo:font-style="italic" officeooo:rsid="000441f2"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text:h text:style-name="P13" text:outline-level="1">VDMJ <text:span text:style-name="T1">High Precision</text:span> Guide</text:h>
      <text:p text:style-name="Text_20_body"><text:span text:style-name="T7">The standard build of VDMJ performs arithmetic using Java longs (64-bits) for integer types and Java doubles for real types. This is sufficient for most model simulations, but there is an alternative build of VDMJ available that uses </text:span><text:span text:style-name="T3">BigIntegers</text:span><text:span text:style-name="T7"> and </text:span><text:span text:style-name="T3">BigDecimals</text:span><text:span text:style-name="T7"> to represent types. The alternative build is called the </text:span><text:span text:style-name="T3">high precision </text:span><text:span text:style-name="T11">build, and is</text:span><text:span text:style-name="T7"> available in the jar file called </text:span><text:span text:style-name="T3">vdmj-n.n.n-P.jar</text:span><text:span text:style-name="T7">.</text:span></text:p>
      <text:p text:style-name="P7"><text:span text:style-name="T6">The high precision build is exactly the same as the standard build for most purposes, and models that do not require high precision arithmetic will function in the same way, unless they depend on floating point results. </text:span><text:span text:style-name="T8">Calculations are a few percent slower than the standard build for comparable precision, becoming progressively slower as the precision is increased.</text:span></text:p>
      <text:p text:style-name="P8">The high precision build adds a new option to the command line, <text:span text:style-name="T2">-</text:span><text:span text:style-name="T4">precision</text:span><text:span text:style-name="T12">,</text:span> to specify the floating point precision required. By default this is 100, meaning floating point results are calculated to 100 significant figures. For example:</text:p>
      <text:p text:style-name="P10"/>
      <text:p text:style-name="P10">$ java -jar vdmj-3.0.1-P.jar -vdmsl -i stdlib/MATH.vdm -precision 50</text:p>
      <text:p text:style-name="Preformatted_20_Text">Parsed 1 module in 0.292 secs. No syntax errors</text:p>
      <text:p text:style-name="Preformatted_20_Text">Type checked 1 module in 0.015 secs. No type errors</text:p>
      <text:p text:style-name="Preformatted_20_Text">Initialized 1 module in 0.238 secs. </text:p>
      <text:p text:style-name="Preformatted_20_Text">Interpreter started</text:p>
      <text:p text:style-name="P11">&gt; precision</text:p>
      <text:p text:style-name="P12">Decimal precision = 50</text:p>
      <text:p text:style-name="P23">&gt; print exp(1)</text:p>
      <text:p text:style-name="P24">= 2.7182818284590452353602874713526624977572470937</text:p>
      <text:p text:style-name="P24">Executed in 0.063 secs. </text:p>
      <text:p text:style-name="P12"/>
      <text:p text:style-name="P23">&gt; precision 100</text:p>
      <text:p text:style-name="P24">Decimal precision = 100</text:p>
      <text:p text:style-name="P23">&gt; print exp(1)</text:p>
      <text:p text:style-name="P24">= 2.718281828459045235360287471352662497757247093699959574966967627724076630353547594571382178525166427</text:p>
      <text:p text:style-name="P24">Executed in 0.084 secs. </text:p>
      <text:p text:style-name="P12"/>
      <text:p text:style-name="P23">&gt; precision 1000</text:p>
      <text:p text:style-name="P24">Decimal precision = 1000</text:p>
      <text:p text:style-name="P23">&gt; print exp(1)</text:p>
      <text:p text:style-name="P24">= 2.718281828459045235360287471352662497757247093699959574966967627724076630353547594571382178525166427427466391932003059921817413596629043572900334295260595630738132328627943490763233829880753195251019011573834187930702154089149934884167509244761460668082264800168477411853742345442437107539077744992069551702761838606261331384583000752044933826560297606737113200709328709127443747047230696977209310141692836819025515108657463772111252389784425056953696770785449969967946864454905987931636889230098793127736178215424999229576351482208269895193668033182528869398496465105820939239829488793320362509443117301238197068416140397019837679320683282376464804295311802328782509819455815301756717361332069811250996181881593041690351598888519345807273866738589422879228499892086805825749279610484198444363463244968487560233624827041978623209002160990235304369941849146314093431738143640546253152096183690888707016768396424378140592714563549061303107208510383750510115747704171898610687396965521267154688957035035</text:p>
      <text:p text:style-name="P24">Executed in 0.919 secs. </text:p>
      <text:p text:style-name="P12"><text:span text:style-name="T12">&gt;</text:span> </text:p>
      <text:p text:style-name="Text_20_body"/>
      <text:p text:style-name="P9">This example shows the high precision jar being started with the MATH library and an initial precision of 50. The <text:span text:style-name="T2">precision </text:span><text:span text:style-name="T6">command line option displays and/or changes the setting, so the three examples show the evaluation of the Euler constant, </text:span><text:span text:style-name="T2">e</text:span><text:span text:style-name="T6">, to 50, 100 and 1000 decimal places.</text:span></text:p>
      <text:p text:style-name="P9"><text:span text:style-name="T6">Integer calculations are not limited by the precision option, and are always produced to full accuracy, though ultimately the Java </text:span><text:span text:style-name="T2">BigInteger</text:span><text:span text:style-name="T6"> type is limited in the number of digits it can hold. </text:span><text:span text:style-name="T9">For example:</text:span></text:p>
      <text:p text:style-name="P25">&gt; precision 50</text:p>
      <text:p text:style-name="P26">Decimal precision = 50</text:p>
      <text:p text:style-name="P25"><text:soft-page-break/>&gt; print 123 ** 456</text:p>
      <text:p text:style-name="P26">= 99250068772098856700831462057469632637295940819886900519816298881382867104749399077921128661426144638055424236936271872492800352741649902118143819672601569998100120790496759517636465445895625741609866209900500198407153244604778968016963028050310261417615914468729918240685487878617645976939063464357986165711730976399478507649228686341466967167910126653342134942744851463899927487092486610977146112763567101672645953132196481439339873017088140414661271198500333255713096142335151414630651683065518784081203678487703002802082091236603519026256880624499681781387227574035484831271515683123742149095569260463609655977700938844580611931246495166208695540313698140011638027322566252689780838136351828795314272162111222231170901715612355701347552371530013693855379834865667060014643302459100429783653966913783002290784283455628283355470529932956051484477129333881159930212758687602795088579230431661696010232187390436601614145603241902386663442520160735566561</text:p>
      <text:p text:style-name="P26">Executed in 0.01 secs. </text:p>
      <text:p text:style-name="P26">&gt; </text:p>
      <text:p text:style-name="P14"/>
      <text:p text:style-name="P15">Here we see that the decimal precision is set to 50, but the value of 123 raised to the power 456 has all of its digits returned, rather than the first 50 significant digits and the rest zeros (which would happen for a floating point calculation).</text:p>
      <text:p text:style-name="P16">Although high precision values can be used anywhere in a VDM specification, the following uses will be limited to the least significant 64 bits:</text:p>
      <text:list xml:id="list8439258027344999280" text:style-name="L1">
        <text:list-item>
          <text:p text:style-name="P20"><text:span text:style-name="T6">The field number in an expression like, </text:span><text:span text:style-name="T2">record.#3</text:span></text:p>
        </text:list-item>
        <text:list-item>
          <text:p text:style-name="P17">The number of iterations in a map <text:span text:style-name="T13">or function</text:span> <text:span text:style-name="T13">expression, like x</text:span><text:span text:style-name="T5"> ** 3</text:span><text:span text:style-name="T13">.</text:span></text:p>
        </text:list-item>
        <text:list-item>
          <text:p text:style-name="P18">The index of a sequence.</text:p>
        </text:list-item>
        <text:list-item>
          <text:p text:style-name="P18">The arguments passed to <text:span text:style-name="T2">cycles</text:span>, <text:span text:style-name="T2">duration</text:span>, <text:span text:style-name="T2">periodic</text:span>, and <text:span text:style-name="T2">sporadic </text:span>statements.</text:p>
        </text:list-item>
        <text:list-item>
          <text:p text:style-name="P20"><text:span text:style-name="T6">The </text:span><text:span text:style-name="T2">setPriority </text:span><text:span text:style-name="T10">argument</text:span><text:span text:style-name="T6"> for a CPU object in VDM-RT</text:span></text:p>
        </text:list-item>
        <text:list-item>
          <text:p text:style-name="P18">The number of repeats in a <text:span text:style-name="T2">traces </text:span>expression, like <text:span text:style-name="T2">op(){3}</text:span>.</text:p>
        </text:list-item>
      </text:list>
      <text:p text:style-name="P19"/>
      <text:p text:style-name="P21"><text:span text:style-name="T6">Considering that a 64 bit value can be up to about 10</text:span><text:span text:style-name="T14">18</text:span><text:span text:style-name="T15"> there is no significant disadvantage in these limitations.</text:span></text:p>
      <text:p text:style-name="P22"><text:span text:style-name="T16">Note that if you use the VDMJUnit test framework, you need to link with the corresponding high precision version of the jar, called </text:span><text:span text:style-name="T17">vdmjunit-n.n.n-P.jar</text:span><text:span text:style-name="T16">. The difference is that the </text:span><text:span text:style-name="T17">runInt</text:span><text:span text:style-name="T16"> and </text:span><text:span text:style-name="T17">runReal </text:span><text:span text:style-name="T16">methods in </text:span><text:span text:style-name="T17">VDMJUnitTest </text:span><text:span text:style-name="T16">return </text:span><text:span text:style-name="T17">BigInteger </text:span><text:span text:style-name="T16">and </text:span><text:span text:style-name="T17">BigDecimal </text:span><text:span text:style-name="T16">objects respectively, rather than returning </text:span><text:span text:style-name="T17">int </text:span><text:span text:style-name="T16">and </text:span><text:span text:style-name="T17">double</text:span><text:span text:style-name="T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Arial" svg:font-family="Arial"/>
    <style:font-face style:name="OpenSymbol" svg:font-family="OpenSymbo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loext:contextual-spacing="false" fo:margin-left="2.54cm" fo:margin-right="0cm" fo:margin-top="0cm" fo:margin-bottom="0.212cm" style:contextual-spacing="false" fo:text-indent="0cm" style:auto-text-indent="false" style:shadow="none">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Outline_20_1" style:class="text">
      <style:paragraph-properties loext:contextual-spacing="false" fo:margin-top="0.423cm" fo:margin-bottom="0.212cm" style:contextual-spacing="false"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loext:contextual-spacing="false"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loext:contextual-spacing="false"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loext:contextual-spacing="false"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loext:contextual-spacing="false"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loext:contextual-spacing="false"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loext:contextual-spacing="false"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loext:contextual-spacing="false"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loext:contextual-spacing="false"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loext:contextual-spacing="false"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loext:contextual-spacing="false"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loext:contextual-spacing="false"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loext:contextual-spacing="false"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loext:contextual-spacing="false"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loext:contextual-spacing="false"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loext:contextual-spacing="false"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loext:contextual-spacing="false"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loext:contextual-spacing="false"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loext:contextual-spacing="false"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loext:contextual-spacing="false"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loext:contextual-spacing="false"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loext:contextual-spacing="false"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loext:contextual-spacing="false"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loext:contextual-spacing="false"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loext:contextual-spacing="false"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loext:contextual-spacing="false"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loext:contextual-spacing="false"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loext:contextual-spacing="false"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loext:contextual-spacing="false"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loext:contextual-spacing="false" fo:margin-left="3.175cm" fo:margin-right="0cm" fo:margin-top="0cm" fo:margin-bottom="0.212cm" style:contextual-spacing="false" fo:text-indent="0cm" style:auto-text-indent="false"/>
    </style:style>
    <style:style style:name="Header" style:family="paragraph" style:parent-style-name="Standard"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loext:contextual-spacing="false" fo:margin-top="0.508cm" fo:margin-bottom="1.27cm" style:contextual-spacing="false"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loext:contextual-spacing="false" fo:margin-top="0cm" fo:margin-bottom="0cm" style:contextual-spacing="false"/>
      <style:text-properties fo:font-size="6pt" fo:font-weight="normal"/>
    </style:style>
    <style:style style:name="Footnote" style:family="paragraph" style:parent-style-name="Standard" style:class="extra">
      <style:paragraph-properties loext:contextual-spacing="false"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loext:contextual-spacing="false" fo:margin-left="2.54cm" fo:margin-right="0cm" fo:margin-top="0cm" fo:margin-bottom="0cm" style:contextual-spacing="false"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size="10pt"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loext:contextual-spacing="false"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loext:contextual-spacing="false" fo:margin-top="0cm" fo:margin-bottom="0.508cm" style:contextual-spacing="false"/>
    </style:style>
    <style:style style:name="List_20_1_20_Last" style:display-name="List 1 Last" style:family="paragraph" style:parent-style-name="List_20_1" style:next-style-name="Text_20_body" style:class="list">
      <style:paragraph-properties loext:contextual-spacing="false" fo:margin-top="0cm" fo:margin-bottom="0.762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master-page-name="">
      <style:paragraph-properties fo:margin-left="3.81cm" fo:margin-right="0cm" style:register-true="false" fo:text-indent="-1.27cm" style:auto-text-indent="false" style:page-number="auto" style:shadow="none">
        <style:tab-stops/>
      </style:paragraph-properties>
    </style:style>
    <style:style style:name="Quotations" style:family="paragraph" style:parent-style-name="Standard" style:class="html">
      <style:paragraph-properties loext:contextual-spacing="false"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style:contextual-spacing="false" fo:text-align="center" style:justify-single-word="false"/>
      <style:text-properties fo:font-size="18pt" style:font-size-asian="18pt" style:font-size-complex="18pt"/>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2.54cm" text:min-label-distance="0.254cm"/>
      </text:outline-level-style>
      <text:outline-level-style text:level="2" style:num-prefix=" " style:num-suffix="." style:num-format="1" text:display-levels="2">
        <style:list-level-properties text:min-label-width="2.54cm" text:min-label-distance="0.254cm"/>
      </text:outline-level-style>
      <text:outline-level-style text:level="3" style:num-prefix=" " style:num-suffix="." style:num-format="1" text:display-levels="3">
        <style:list-level-properties text:min-label-width="2.54cm" text:min-label-distance="0.254cm"/>
      </text:outline-level-style>
      <text:outline-level-style text:level="4" style:num-prefix=" " style:num-suffix="." style:num-format="1" text:display-levels="4">
        <style:list-level-properties text:min-label-width="2.54cm" text:min-label-distance="0.254cm"/>
      </text:outline-level-style>
      <text:outline-level-style text:level="5" style:num-prefix=" " style:num-suffix="." style:num-format="1" text:display-levels="5">
        <style:list-level-properties text:min-label-width="2.54cm" text:min-label-distance="0.254cm"/>
      </text:outline-level-style>
      <text:outline-level-style text:level="6" style:num-prefix=" " style:num-suffix="." style:num-format="1" text:display-levels="6">
        <style:list-level-properties text:min-label-width="2.54cm" text:min-label-distance="0.254cm"/>
      </text:outline-level-style>
      <text:outline-level-style text:level="7" style:num-prefix=" " style:num-suffix="." style:num-format="1" text:display-levels="7">
        <style:list-level-properties text:min-label-width="2.54cm" text:min-label-distance="0.254cm"/>
      </text:outline-level-style>
      <text:outline-level-style text:level="8" style:num-prefix=" " style:num-suffix="." style:num-format="1" text:display-levels="8">
        <style:list-level-properties text:min-label-width="2.54cm" text:min-label-distance="0.254cm"/>
      </text:outline-level-style>
      <text:outline-level-style text:level="9" style:num-prefix=" " style:num-suffix="." style:num-format="1" text:display-levels="9">
        <style:list-level-properties text:min-label-width="2.54cm" text:min-label-distance="0.254cm"/>
      </text:outline-level-style>
      <text:outline-level-style text:level="10" style:num-prefix=" " style:num-suffix="." style:num-format="1" text:display-levels="10">
        <style:list-level-properties text:min-label-width="2.54cm" text:min-label-distance="0.254cm"/>
      </text:outline-level-style>
    </text:outline-style>
    <text:list-style style:name="Numbering_20_1" style:display-name="Numbering 1">
      <text:list-level-style-number text:level="1" text:style-name="Numbering_20_Symbols" style:num-suffix="." style:num-format="1">
        <style:list-level-properties text:min-label-width="1.27cm"/>
      </text:list-level-style-number>
      <text:list-level-style-number text:level="2" text:style-name="Numbering_20_Symbols" style:num-suffix="." style:num-format="1">
        <style:list-level-properties text:space-before="1.27cm" text:min-label-width="1.27cm"/>
      </text:list-level-style-number>
      <text:list-level-style-number text:level="3" text:style-name="Numbering_20_Symbols" style:num-suffix="." style:num-format="1">
        <style:list-level-properties text:space-before="2.54cm" text:min-label-width="1.27cm"/>
      </text:list-level-style-number>
      <text:list-level-style-number text:level="4" text:style-name="Numbering_20_Symbols" style:num-suffix="." style:num-format="1">
        <style:list-level-properties text:space-before="3.81cm" text:min-label-width="1.27cm"/>
      </text:list-level-style-number>
      <text:list-level-style-number text:level="5" text:style-name="Numbering_20_Symbols" style:num-suffix="." style:num-format="1">
        <style:list-level-properties text:space-before="5.08cm" text:min-label-width="1.27cm"/>
      </text:list-level-style-number>
      <text:list-level-style-number text:level="6" text:style-name="Numbering_20_Symbols" style:num-suffix="." style:num-format="1">
        <style:list-level-properties text:space-before="6.35cm" text:min-label-width="1.27cm"/>
      </text:list-level-style-number>
      <text:list-level-style-number text:level="7" text:style-name="Numbering_20_Symbols" style:num-suffix="." style:num-format="1">
        <style:list-level-properties text:space-before="7.62cm" text:min-label-width="1.27cm"/>
      </text:list-level-style-number>
      <text:list-level-style-number text:level="8" text:style-name="Numbering_20_Symbols" style:num-suffix="." style:num-format="1">
        <style:list-level-properties text:space-before="8.89cm" text:min-label-width="1.27cm"/>
      </text:list-level-style-number>
      <text:list-level-style-number text:level="9" text:style-name="Numbering_20_Symbols" style:num-suffix="." style:num-format="1">
        <style:list-level-properties text:space-before="10.16cm" text:min-label-width="1.27cm"/>
      </text:list-level-style-number>
      <text:list-level-style-number text:level="10" text:style-name="Numbering_20_Symbols" style:num-suffix="." style:num-format="1">
        <style:list-level-properties text:space-before="11.43cm" text:min-label-width="1.27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Bullet_20_Symbols" text:bullet-char="">
        <style:list-level-properties text:min-label-width="1.27cm"/>
        <style:text-properties style:font-name="Wingdings"/>
      </text:list-level-style-bullet>
      <text:list-level-style-bullet text:level="2" text:style-name="Bullet_20_Symbols" text:bullet-char="">
        <style:list-level-properties text:space-before="1.27cm" text:min-label-width="1.27cm"/>
        <style:text-properties style:font-name="Wingdings"/>
      </text:list-level-style-bullet>
      <text:list-level-style-bullet text:level="3" text:style-name="Bullet_20_Symbols" text:bullet-char="">
        <style:list-level-properties text:space-before="2.54cm" text:min-label-width="1.27cm"/>
        <style:text-properties style:font-name="Wingdings"/>
      </text:list-level-style-bullet>
      <text:list-level-style-bullet text:level="4" text:style-name="Bullet_20_Symbols" text:bullet-char="">
        <style:list-level-properties text:space-before="3.81cm" text:min-label-width="1.27cm"/>
        <style:text-properties style:font-name="Wingdings"/>
      </text:list-level-style-bullet>
      <text:list-level-style-bullet text:level="5" text:style-name="Bullet_20_Symbols" text:bullet-char="">
        <style:list-level-properties text:space-before="5.08cm" text:min-label-width="1.27cm"/>
        <style:text-properties style:font-name="Wingdings"/>
      </text:list-level-style-bullet>
      <text:list-level-style-bullet text:level="6" text:style-name="Bullet_20_Symbols" text:bullet-char="">
        <style:list-level-properties text:space-before="6.35cm" text:min-label-width="1.27cm"/>
        <style:text-properties style:font-name="Wingdings"/>
      </text:list-level-style-bullet>
      <text:list-level-style-bullet text:level="7" text:style-name="Bullet_20_Symbols" text:bullet-char="">
        <style:list-level-properties text:space-before="7.62cm" text:min-label-width="1.27cm"/>
        <style:text-properties style:font-name="Wingdings"/>
      </text:list-level-style-bullet>
      <text:list-level-style-bullet text:level="8" text:style-name="Bullet_20_Symbols" text:bullet-char="">
        <style:list-level-properties text:space-before="8.89cm" text:min-label-width="1.27cm"/>
        <style:text-properties style:font-name="Wingdings"/>
      </text:list-level-style-bullet>
      <text:list-level-style-bullet text:level="9" text:style-name="Bullet_20_Symbols" text:bullet-char="">
        <style:list-level-properties text:space-before="10.16cm" text:min-label-width="1.27cm"/>
        <style:text-properties style:font-name="Wingdings"/>
      </text:list-level-style-bullet>
      <text:list-level-style-bullet text:level="10" text:style-name="Bullet_20_Symbols"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text:bullet-char="•">
        <style:list-level-properties text:space-before="3.048cm" text:min-label-width="1.778cm"/>
        <style:text-properties style:font-name="StarSymbol"/>
      </text:list-level-style-bullet>
      <text:list-level-style-bullet text:level="2" text:style-name="Bullet_20_Symbols" text:bullet-char="•">
        <style:list-level-properties text:space-before="6.096cm" text:min-label-width="1.778cm"/>
        <style:text-properties style:font-name="StarSymbol"/>
      </text:list-level-style-bullet>
      <text:list-level-style-bullet text:level="3" text:style-name="Bullet_20_Symbols" text:bullet-char="•">
        <style:list-level-properties text:space-before="9.144cm" text:min-label-width="1.778cm"/>
        <style:text-properties style:font-name="StarSymbol"/>
      </text:list-level-style-bullet>
      <text:list-level-style-bullet text:level="4" text:style-name="Bullet_20_Symbols" text:bullet-char="•">
        <style:list-level-properties text:space-before="12.192cm" text:min-label-width="1.778cm"/>
        <style:text-properties style:font-name="StarSymbol"/>
      </text:list-level-style-bullet>
      <text:list-level-style-bullet text:level="5" text:style-name="Bullet_20_Symbols" text:bullet-char="•">
        <style:list-level-properties text:space-before="15.24cm" text:min-label-width="1.778cm"/>
        <style:text-properties style:font-name="StarSymbol"/>
      </text:list-level-style-bullet>
      <text:list-level-style-bullet text:level="6" text:style-name="Bullet_20_Symbols" text:bullet-char="•">
        <style:list-level-properties text:space-before="18.288cm" text:min-label-width="1.778cm"/>
        <style:text-properties style:font-name="StarSymbol"/>
      </text:list-level-style-bullet>
      <text:list-level-style-bullet text:level="7" text:style-name="Bullet_20_Symbols" text:bullet-char="•">
        <style:list-level-properties text:space-before="21.336cm" text:min-label-width="1.778cm"/>
        <style:text-properties style:font-name="StarSymbol"/>
      </text:list-level-style-bullet>
      <text:list-level-style-bullet text:level="8" text:style-name="Bullet_20_Symbols" text:bullet-char="•">
        <style:list-level-properties text:space-before="24.384cm" text:min-label-width="1.778cm"/>
        <style:text-properties style:font-name="StarSymbol"/>
      </text:list-level-style-bullet>
      <text:list-level-style-bullet text:level="9" text:style-name="Bullet_20_Symbols" text:bullet-char="•">
        <style:list-level-properties text:space-before="27.432cm" text:min-label-width="1.778cm"/>
        <style:text-properties style:font-name="StarSymbol"/>
      </text:list-level-style-bullet>
      <text:list-level-style-bullet text:level="10" text:style-name="Bullet_20_Symbols"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2.54cm"/>
      </text:list-level-style-number>
      <text:list-level-style-number text:level="2" text:style-name="Numbering_20_Symbols" style:num-suffix=". " style:num-format="1" text:display-levels="2">
        <style:list-level-properties text:min-label-width="2.54cm"/>
      </text:list-level-style-number>
      <text:list-level-style-number text:level="3" text:style-name="Numbering_20_Symbols" style:num-suffix=". " style:num-format="1" text:display-levels="3">
        <style:list-level-properties text:min-label-width="2.54cm"/>
      </text:list-level-style-number>
      <text:list-level-style-number text:level="4" text:style-name="Numbering_20_Symbols" style:num-suffix=". " style:num-format="1" text:display-levels="4">
        <style:list-level-properties text:min-label-width="2.54cm"/>
      </text:list-level-style-number>
      <text:list-level-style-number text:level="5" text:style-name="Numbering_20_Symbols" style:num-suffix=". " style:num-format="1" text:display-levels="5">
        <style:list-level-properties text:min-label-width="2.54cm"/>
      </text:list-level-style-number>
      <text:list-level-style-number text:level="6" text:style-name="Numbering_20_Symbols" style:num-suffix=". " style:num-format="1" text:display-levels="6">
        <style:list-level-properties text:min-label-width="2.54cm"/>
      </text:list-level-style-number>
      <text:list-level-style-number text:level="7" text:style-name="Numbering_20_Symbols" style:num-suffix=". " style:num-format="1" text:display-levels="7">
        <style:list-level-properties text:min-label-width="2.54cm"/>
      </text:list-level-style-number>
      <text:list-level-style-number text:level="8" text:style-name="Numbering_20_Symbols" style:num-suffix=". " style:num-format="1" text:display-levels="8">
        <style:list-level-properties text:min-label-width="2.54cm"/>
      </text:list-level-style-number>
      <text:list-level-style-number text:level="9" text:style-name="Numbering_20_Symbols" style:num-suffix=". " style:num-format="1" text:display-levels="9">
        <style:list-level-properties text:min-label-width="2.54cm"/>
      </text:list-level-style-number>
      <text:list-level-style-number text:level="10" text:style-name="Numbering_20_Symbols" style:num-suffix=". " style:num-format="1" text:display-levels="10">
        <style:list-level-properties text:min-label-width="2.54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Heading" style:family="table">
      <style:table-properties style:width="18.44cm" table:align="margins" fo:keep-with-next="always"/>
    </style:style>
    <style:style style:name="Heading.A" style:family="table-column">
      <style:table-column-properties style:column-width="6.147cm" style:rel-column-width="21845*"/>
    </style:style>
    <style:style style:name="Footing" style:family="table">
      <style:table-properties style:width="18.44cm" fo:margin-top="0.254cm" fo:margin-bottom="0cm" table:align="margins" fo:keep-with-next="always"/>
    </style:style>
    <style:style style:name="Footing.A" style:family="table-column">
      <style:table-column-properties style:column-width="6.147cm" style:rel-column-width="21845*"/>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T1" style:family="text">
      <style:text-properties officeooo:rsid="00024aea"/>
    </style:style>
    <style:page-layout style:name="Mpm1">
      <style:page-layout-properties fo:page-width="20.98cm" fo:page-height="29.642cm" style:num-format="1" style:print-orientation="portrait" fo:margin-top="1.27cm" fo:margin-bottom="1.27cm" fo:margin-left="1.27cm" fo:margin-right="1.27cm" style:writing-mode="lr-tb" style:layout-grid-color="#c0c0c0" style:layout-grid-lines="41" style:layout-grid-base-height="0.353cm" style:layout-grid-ruby-height="0.282cm" style:layout-grid-mode="none" style:layout-grid-ruby-below="false" style:layout-grid-print="false" style:layout-grid-display="false" style:footnote-max-height="2.54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Fujitsu</text:p>
            </table:table-cell>
            <table:table-cell office:value-type="string">
              <text:p text:style-name="MP2"/>
            </table:table-cell>
            <table:table-cell office:value-type="string">
              <text:p text:style-name="MP3">Date: <text:date style:data-style-name="N37" text:date-value="2015-04-12T18:24:07.21" text:fixed="true">12/04/15</text:date></text:p>
              <text:p text:style-name="MP4"/>
            </table:table-cell>
          </table:table-row>
        </table:table>
        <text:p text:style-name="Table"/>
      </style:header>
      <style:footer>
        <table:table table:name="Footing" table:style-name="Footing">
          <table:table-column table:style-name="Footing.A" table:number-columns-repeated="3"/>
          <table:table-row>
            <table:table-cell table:style-name="Footing.A1" office:value-type="string">
              <text:p text:style-name="Table_20_Contents"/>
            </table:table-cell>
            <table:table-cell table:style-name="Footing.A1" office:value-type="string">
              <text:p text:style-name="MP5">Copyright © Fujitsu Services 201<text:span text:style-name="MT1">5</text:span></text:p>
            </table:table-cell>
            <table:table-cell table:style-name="Footing.A1" office:value-type="string">
              <text:p text:style-name="MP6">Page <text:page-number text:select-page="current">2</text:page-number> of <text:page-count style:num-format="1">2</text:page-count></text:p>
            </table:table-cell>
          </table:table-row>
        </table:table>
        <text:p text:style-nam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dc:title>StructuredTemplate</dc:title>
    <dc:description>A basic template with hierarchical section numbering and sensible lists.</dc:description>
    <meta:creation-date>2010-10-23T14:07:48</meta:creation-date>
    <dc:language>en-GB</dc:language>
    <meta:editing-cycles>12</meta:editing-cycles>
    <meta:editing-duration>PT39M15S</meta:editing-duration>
    <dc:date>2015-04-13T12:10:12.41</dc:date>
    <meta:document-statistic meta:table-count="2" meta:image-count="0" meta:object-count="0" meta:page-count="2" meta:paragraph-count="47" meta:word-count="557" meta:character-count="5376" meta:non-whitespace-character-count="4865"/>
    <meta:user-defined meta:name="Info 1"/>
    <meta:user-defined meta:name="Info 2"/>
    <meta:user-defined meta:name="Info 3"/>
    <meta:user-defined meta:name="Info 4"/>
    <meta:template xlink:type="simple" xlink:actuate="onRequest" xlink:title="StructuredTemplate" xlink:href="../StructuredTemplate.ott" meta:date="2010-10-23T14:07:47"/>
  </office:meta>
</office:document-meta>
</file>